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 draw:shadow="hidden"/>
    </style:style>
    <style:style style:name="gr2" style:family="graphic" style:parent-style-name="standard">
      <style:graphic-properties svg:stroke-width="0cm" svg:stroke-color="#00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width="0cm" svg:stroke-color="#000000" draw:fill="solid" draw:fill-color="#94bd5e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width="0cm" svg:stroke-color="#000000" draw:fill="solid" draw:fill-color="#7da647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svg:stroke-width="0.051cm" svg:stroke-color="#ff0000" draw:marker-start-width="0cm" draw:marker-end="Arrow" draw:marker-end-width="0.459cm" draw:fill="none" draw:textarea-vertical-align="middle" fo:padding-top="0.152cm" fo:padding-bottom="0.152cm" fo:padding-left="0.277cm" fo:padding-right="0.277cm" draw:shadow="hidden"/>
    </style:style>
    <style:style style:name="gr6" style:family="graphic" style:parent-style-name="objectwithoutfill">
      <style:graphic-properties svg:stroke-width="0.051cm" svg:stroke-color="#ff0000" draw:marker-start-width="0.076cm" draw:marker-end="Arrow" draw:marker-end-width="0.459cm" draw:fill="none" draw:textarea-vertical-align="middle" fo:padding-top="0.152cm" fo:padding-bottom="0.152cm" fo:padding-left="0.277cm" fo:padding-right="0.277cm" draw:shadow="hidden"/>
    </style:style>
    <style:style style:name="gr7" style:family="graphic" style:parent-style-name="objectwithoutfill">
      <style:graphic-properties draw:stroke="dash" draw:stroke-dash="Fine_20_Dashed" svg:stroke-width="0.051cm" svg:stroke-color="#ff0000" draw:marker-start-width="0cm" draw:marker-end="Arrow" draw:marker-end-width="0.459cm" draw:fill="none" draw:textarea-vertical-align="middle" fo:padding-top="0.152cm" fo:padding-bottom="0.152cm" fo:padding-left="0.277cm" fo:padding-right="0.27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family="Arial" style:font-family-generic="roman" style:font-pitch="variable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P6" style:family="paragraph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8pt"/>
    </style:style>
    <style:style style:name="P7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2cm" svg:height="4.688cm" svg:x="10.144cm" svg:y="7.361cm">
          <draw:text-box>
            <text:p text:style-name="P1"><text:span text:style-name="T1">Cloud Identity</text:span></text:p>
            <text:p text:style-name="P1"><text:span text:style-name="T2"/></text:p>
            <text:p text:style-name="P1">LDAP Directory Structure</text:p>
            <text:p text:style-name="P1"/>
            <text:p text:style-name="P1">April 2, 2013</text:p>
          </draw:text-box>
        </draw:frame>
      </draw:page>
      <draw:page draw:name="page2" draw:style-name="dp1" draw:master-page-name="Default">
        <draw:custom-shape draw:style-name="gr2" draw:text-style-name="P2" draw:layer="layout" svg:width="3.429cm" svg:height="0.635cm" svg:x="1.631cm" svg:y="2.102cm">
          <text:p text:style-name="P2"><text:span text:style-name="T3">ou = applic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1.653cm" svg:y="6.151cm">
          <text:p text:style-name="P2"><text:span text:style-name="T3">ou = clou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31cm" svg:height="0.635cm" svg:x="1.127cm" svg:y="1.127cm">
          <text:p text:style-name="P2"><text:span text:style-name="T3">o=rackspace,dc=rackspace,dc=co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0.635cm" svg:x="2.52cm" svg:y="2.864cm">
          <text:p text:style-name="P2"><text:span text:style-name="T3">clientId = 135def89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0.635cm" svg:x="3.69cm" svg:y="4.388cm">
          <text:p text:style-name="P2"><text:span text:style-name="T3">cn = CLIENT RO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5.06cm" svg:y="5.15cm">
          <text:p text:style-name="P2"><text:span text:style-name="T3">rsId = 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0.635cm" svg:x="2.52cm" svg:y="3.626cm">
          <text:p text:style-name="P2"><text:span text:style-name="T3">clientId = 246cba86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5cm" svg:y="6.913cm">
          <text:p text:style-name="P2"><text:span text:style-name="T3">ou = baseUr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701cm" svg:y="7.675cm">
          <text:p text:style-name="P2"><text:span text:style-name="T3">rsId = 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7cm" svg:y="8.457cm">
          <text:p text:style-name="P2"><text:span text:style-name="T3">ou = capabiliti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75cm" svg:y="9.219cm">
          <text:p text:style-name="P2"><text:span text:style-name="T3">rsId = 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948cm" svg:y="10.743cm">
          <text:p text:style-name="P2"><text:span text:style-name="T3">rsId = 123456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9.981cm">
          <text:p text:style-name="P2"><text:span text:style-name="T3">ou = domai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11.632cm">
          <text:p text:style-name="P2"><text:span text:style-name="T3">ou = grou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26cm" svg:y="12.358cm">
          <text:p text:style-name="P2"><text:span text:style-name="T3">rsId = 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13.156cm">
          <text:p text:style-name="P2"><text:span text:style-name="T3">ou = poli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21cm" svg:y="13.918cm">
          <text:p text:style-name="P2"><text:span text:style-name="T3">rsId = 10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14.68cm">
          <text:p text:style-name="P2"><text:span text:style-name="T3">ou = ques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21cm" svg:y="15.442cm">
          <text:p text:style-name="P2"><text:span text:style-name="T3">rsId = 1234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16.204cm">
          <text:p text:style-name="P2"><text:span text:style-name="T3">ou = reg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21cm" svg:y="16.966cm">
          <text:p text:style-name="P2"><text:span text:style-name="T3">cn = DF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3.043cm" svg:y="17.835cm">
          <text:p text:style-name="P2"><text:span text:style-name="T3">ou = tena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18cm" svg:height="0.635cm" svg:x="4.848cm" svg:y="18.724cm">
          <text:p text:style-name="P2"><text:span text:style-name="T3">rsId = 123tenant56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2.921cm" svg:x="11.414cm" svg:y="1.127cm">
          <text:p text:style-name="P3">objectClass<text:tab/><text:tab/>rsApplication</text:p>
          <text:p text:style-name="P3">clientId<text:tab/><text:tab/><text:tab/>135def891</text:p>
          <text:p text:style-name="P3">cn<text:tab/><text:tab/><text:tab/>cloudfiles</text:p>
          <text:p text:style-name="P3">enabled<text:tab/><text:tab/>true</text:p>
          <text:p text:style-name="P3">openstackType<text:tab/>object-store</text:p>
          <text:p text:style-name="P3">useForDefaultRegion<text:tab/>Fal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2.921cm" svg:x="19.288cm" svg:y="1.508cm">
          <text:p text:style-name="P3">objectClass<text:tab/><text:tab/>clientRole</text:p>
          <text:p text:style-name="P3">clientId<text:tab/><text:tab/><text:tab/>135def891</text:p>
          <text:p text:style-name="P3">cn<text:tab/><text:tab/><text:tab/>identity:user-admin</text:p>
          <text:p text:style-name="P3">rsId<text:tab/><text:tab/><text:tab/>3</text:p>
          <text:p text:style-name="P3">description<text:tab/><text:tab/></text:p>
          <text:p text:style-name="P3">rsWeight<text:tab/><text:tab/>100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6.731cm" svg:x="19.288cm" svg:y="4.81cm">
          <text:p text:style-name="P3">objectClass<text:tab/><text:tab/>baseUrl</text:p>
          <text:p text:style-name="P3">rsId<text:tab/><text:tab/><text:tab/>100</text:p>
          <text:p text:style-name="P3">publicUrl<text:tab/><text:tab/>http://</text:p>
          <text:p text:style-name="P3">internalUrl<text:tab/><text:tab/>http://</text:p>
          <text:p text:style-name="P3">baseUrlType<text:tab/><text:tab/>MOSSO</text:p>
          <text:p text:style-name="P3">openstackType<text:tab/>compute</text:p>
          <text:p text:style-name="P3">def<text:tab/><text:tab/><text:tab/>True</text:p>
          <text:p text:style-name="P3">enabled<text:tab/><text:tab/>True</text:p>
          <text:p text:style-name="P3">policyId<text:tab/><text:tab/>1000</text:p>
          <text:p text:style-name="P3">rsGlobal<text:tab/><text:tab/>False</text:p>
          <text:p text:style-name="P3">rsRegion<text:tab/><text:tab/>DFW</text:p>
          <text:p text:style-name="P3">service<text:tab/><text:tab/><text:tab/>cloudServers</text:p>
          <text:p text:style-name="P3">versionId<text:tab/><text:tab/>1</text:p>
          <text:p text:style-name="P3">versionInfo</text:p>
          <text:p text:style-name="P3">versionLi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2.921cm" svg:x="11.414cm" svg:y="5.064cm">
          <text:p text:style-name="P3">objectClass<text:tab/><text:tab/>rsCapability</text:p>
          <text:p text:style-name="P3">rsId<text:tab/><text:tab/><text:tab/>100</text:p>
          <text:p text:style-name="P3">capabilityId<text:tab/><text:tab/>get_servers</text:p>
          <text:p text:style-name="P3">cn<text:tab/><text:tab/><text:tab/>get_servers</text:p>
          <text:p text:style-name="P3">rsAction<text:tab/><text:tab/>GET</text:p>
          <text:p text:style-name="P3">versionId<text:tab/><text:tab/>v1.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1.905cm" svg:x="11.414cm" svg:y="9.16cm">
          <text:p text:style-name="P3">objectClass<text:tab/><text:tab/>rsDomain</text:p>
          <text:p text:style-name="P3">rsId<text:tab/><text:tab/><text:tab/>1234567</text:p>
          <text:p text:style-name="P3">enabled<text:tab/><text:tab/>True</text:p>
          <text:p text:style-name="P3">description<text:tab/><text:tab/>Default Domai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1.905cm" svg:x="11.414cm" svg:y="11.446cm">
          <text:p text:style-name="P3">objectClass<text:tab/><text:tab/>rsGroup</text:p>
          <text:p text:style-name="P3">rsId<text:tab/><text:tab/><text:tab/>100</text:p>
          <text:p text:style-name="P3">name<text:tab/><text:tab/><text:tab/>160GB</text:p>
          <text:p text:style-name="P3">description<text:tab/><text:tab/>Maximum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2.667cm" svg:x="19.288cm" svg:y="12.938cm">
          <text:p text:style-name="P3">objectClass<text:tab/><text:tab/>rsPolicy</text:p>
          <text:p text:style-name="P3">rsId<text:tab/><text:tab/><text:tab/>1000</text:p>
          <text:p text:style-name="P3">cn<text:tab/><text:tab/><text:tab/>policyName1</text:p>
          <text:p text:style-name="P3">blob<text:tab/><text:tab/><text:tab/>policyBlobData</text:p>
          <text:p text:style-name="P3">policyType<text:tab/><text:tab/>policyType</text:p>
          <text:p text:style-name="P3">rsGlobal<text:tab/><text:tab/>Fals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588cm" svg:y1="3.159cm" svg:x2="11.287cm" svg:y2="2.397cm">
          <text:p/>
        </draw:line>
        <draw:line draw:style-name="gr5" draw:text-style-name="P1" draw:layer="layout" svg:x1="9.636cm" svg:y1="5.191cm" svg:x2="19.161cm" svg:y2="4.302cm">
          <text:p/>
        </draw:line>
        <draw:line draw:style-name="gr5" draw:text-style-name="P1" draw:layer="layout" svg:x1="9.382cm" svg:y1="8.112cm" svg:x2="19.161cm" svg:y2="8.62cm">
          <text:p/>
        </draw:line>
        <draw:line draw:style-name="gr5" draw:text-style-name="P1" draw:layer="layout" svg:x1="9.509cm" svg:y1="9.636cm" svg:x2="11.287cm" svg:y2="5.826cm">
          <text:p/>
        </draw:line>
        <draw:line draw:style-name="gr5" draw:text-style-name="P1" draw:layer="layout" svg:x1="9.509cm" svg:y1="11.033cm" svg:x2="11.287cm" svg:y2="9.509cm">
          <text:p/>
        </draw:line>
        <draw:line draw:style-name="gr5" draw:text-style-name="P1" draw:layer="layout" svg:x1="9.382cm" svg:y1="12.684cm" svg:x2="11.287cm" svg:y2="11.668cm">
          <text:p/>
        </draw:line>
        <draw:line draw:style-name="gr5" draw:text-style-name="P1" draw:layer="layout" svg:x1="9.382cm" svg:y1="14.208cm" svg:x2="19.161cm" svg:y2="13.827cm">
          <text:p/>
        </draw:line>
        <draw:custom-shape draw:style-name="gr4" draw:text-style-name="P3" draw:layer="layout" svg:width="7.366cm" svg:height="1.524cm" svg:x="11.414cm" svg:y="14.367cm">
          <text:p text:style-name="P3">objectClass<text:tab/><text:tab/>rsQuestion</text:p>
          <text:p text:style-name="P3">rsId<text:tab/><text:tab/><text:tab/>12345</text:p>
          <text:p text:style-name="P3">question<text:tab/><text:tab/>What is this?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15.732cm" svg:x2="11.287cm" svg:y2="14.843cm">
          <text:p/>
        </draw:line>
        <draw:custom-shape draw:style-name="gr4" draw:text-style-name="P3" draw:layer="layout" svg:width="7.366cm" svg:height="2.286cm" svg:x="19.288cm" svg:y="16.113cm">
          <text:p text:style-name="P3">objectClass<text:tab/><text:tab/>rsCloudRegion</text:p>
          <text:p text:style-name="P3">cn<text:tab/><text:tab/><text:tab/>DFW</text:p>
          <text:p text:style-name="P3">enabled<text:tab/><text:tab/>True</text:p>
          <text:p text:style-name="P3">rsCloud<text:tab/><text:tab/>US</text:p>
          <text:p text:style-name="P3">UseForDefaultRegion<text:tab/>Tru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17.256cm" svg:x2="19.161cm" svg:y2="16.494cm">
          <text:p/>
        </draw:line>
        <draw:custom-shape draw:style-name="gr4" draw:text-style-name="P3" draw:layer="layout" svg:width="7.366cm" svg:height="3.175cm" svg:x="11.414cm" svg:y="17.415cm">
          <text:p text:style-name="P3">objectClass<text:tab/><text:tab/>tenant</text:p>
          <text:p text:style-name="P3">rsId<text:tab/><text:tab/><text:tab/>123tenant567</text:p>
          <text:p text:style-name="P3">enabled<text:tab/><text:tab/>True</text:p>
          <text:p text:style-name="P3">cn<text:tab/><text:tab/><text:tab/>123tenant567</text:p>
          <text:p text:style-name="P3">tenantDisplayName<text:tab/>123tenant567</text:p>
          <text:p text:style-name="P3">baseUrlId<text:tab/><text:tab/>100</text:p>
          <text:p text:style-name="P3">vOneDefault<text:tab/><text:tab/>10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19.034cm" svg:x2="11.287cm" svg:y2="17.764cm">
          <text:p/>
        </draw:line>
      </draw:page>
      <draw:page draw:name="page3" draw:style-name="dp1" draw:master-page-name="Default">
        <draw:custom-shape draw:style-name="gr2" draw:text-style-name="P2" draw:layer="layout" svg:width="6.731cm" svg:height="0.635cm" svg:x="1.254cm" svg:y="1.254cm">
          <text:p text:style-name="P2"><text:span text:style-name="T3">o=rackspace,dc=rackspace,dc=co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2.651cm" svg:y="2.016cm">
          <text:p text:style-name="P2"><text:span text:style-name="T3">ou = nextId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635cm" svg:x="3.921cm" svg:y="2.778cm">
          <text:p text:style-name="P2"><text:span text:style-name="T3">cn = nextUser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2.651cm" svg:y="3.667cm">
          <text:p text:style-name="P2"><text:span text:style-name="T3">ou = rac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2.651cm" svg:y="8.62cm">
          <text:p text:style-name="P2"><text:span text:style-name="T3">ou = softDelet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2.651cm" svg:y="12.176cm">
          <text:p text:style-name="P2"><text:span text:style-name="T3">ou = use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1.397cm" svg:x="9.89cm" svg:y="1.254cm">
          <text:p text:style-name="P3">objectClass<text:tab/><text:tab/>rsNextId</text:p>
          <text:p text:style-name="P3">cn<text:tab/><text:tab/><text:tab/>nextUserId</text:p>
          <text:p text:style-name="P3">rsId<text:tab/><text:tab/><text:tab/>10003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04cm" svg:y1="3.032cm" svg:x2="9.636cm" svg:y2="1.762cm">
          <text:p/>
        </draw:line>
        <draw:custom-shape draw:style-name="gr4" draw:text-style-name="P2" draw:layer="layout" svg:width="4.064cm" svg:height="0.635cm" svg:x="3.921cm" svg:y="4.429cm">
          <text:p text:style-name="P2"><text:span text:style-name="T3">rackerId = joe.ra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66cm" svg:height="0.889cm" svg:x="9.89cm" svg:y="2.778cm">
          <text:p text:style-name="P3">objectClass<text:tab/><text:tab/>rsRacker</text:p>
          <text:p text:style-name="P3">rackerId<text:tab/><text:tab/>joe.rack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12cm" svg:y1="4.556cm" svg:x2="9.636cm" svg:y2="3.286cm">
          <text:p/>
        </draw:line>
        <draw:custom-shape draw:style-name="gr2" draw:text-style-name="P2" draw:layer="layout" svg:width="3.556cm" svg:height="0.635cm" svg:x="5.318cm" svg:y="5.318cm">
          <text:p text:style-name="P2"><text:span text:style-name="T3">cn = TOKE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0.635cm" svg:x="6.588cm" svg:y="6.08cm">
          <text:p text:style-name="P2"><text:span text:style-name="T3">accessToken = 1a2b3c4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303cm" svg:height="2.413cm" svg:x="17.51cm" svg:y="1.762cm">
          <text:p text:style-name="P3">objectClass<text:tab/><text:tab/>rackerScopeAccess</text:p>
          <text:p text:style-name="P3">clientId<text:tab/><text:tab/><text:tab/><text:span text:style-name="T4">135def891</text:span></text:p>
          <text:p text:style-name="P3">rackerId<text:tab/><text:tab/>joe.racker</text:p>
          <text:p text:style-name="P3">AccessToken<text:tab/><text:tab/>1a2b3c4d</text:p>
          <text:p text:style-name="P3">AccessTokenExp<text:tab/>Jul 25, 2013 10:01:03 PM CD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303cm" svg:y1="6.334cm" svg:x2="17.383cm" svg:y2="3.921cm">
          <text:p/>
        </draw:line>
        <draw:custom-shape draw:style-name="gr2" draw:text-style-name="P2" draw:layer="layout" svg:width="3.556cm" svg:height="0.635cm" svg:x="5.318cm" svg:y="6.842cm">
          <text:p text:style-name="P2"><text:span text:style-name="T3">cn = RO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0.635cm" svg:x="6.588cm" svg:y="7.604cm">
          <text:p text:style-name="P2"><text:span text:style-name="T3">roleRsId = 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39cm" svg:height="1.397cm" svg:x="17.51cm" svg:y="4.302cm">
          <text:p text:style-name="P3">objectClass<text:tab/><text:tab/>tenantRole</text:p>
          <text:p text:style-name="P3">clientId<text:tab/><text:tab/><text:tab/><text:span text:style-name="T4">135def891</text:span></text:p>
          <text:p text:style-name="P3">roleRsId<text:tab/><text:tab/>9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763cm" svg:y1="7.985cm" svg:x2="17.383cm" svg:y2="4.937cm">
          <text:p/>
        </draw:line>
        <draw:custom-shape draw:style-name="gr2" draw:text-style-name="P2" draw:layer="layout" svg:width="3.556cm" svg:height="0.635cm" svg:x="3.921cm" svg:y="9.382cm">
          <text:p text:style-name="P2"><text:span text:style-name="T3">ou = use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0.635cm" svg:x="5.191cm" svg:y="10.144cm">
          <text:p text:style-name="P2"><text:span text:style-name="T3">rsId = 100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5.355cm" svg:y="13.7cm">
          <text:p text:style-name="P2"><text:span text:style-name="T3">cn = TOKE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0.635cm" svg:x="7.096cm" svg:y="14.466cm">
          <text:p text:style-name="P2"><text:span text:style-name="T3">accessToken = 1a2b3c4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635cm" svg:x="5.318cm" svg:y="15.228cm">
          <text:p text:style-name="P2"><text:span text:style-name="T3">cn = RO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0.635cm" svg:x="7.096cm" svg:y="15.99cm">
          <text:p text:style-name="P2"><text:span text:style-name="T3">roleRsId =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0.635cm" svg:x="4.048cm" svg:y="12.938cm">
          <text:p text:style-name="P2"><text:span text:style-name="T3">rsId = 100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303cm" svg:height="2.286cm" svg:x="17.51cm" svg:y="14.97cm">
          <text:p text:style-name="P3">objectClass<text:tab/><text:tab/>userScopeAccess</text:p>
          <text:p text:style-name="P3">clientId<text:tab/><text:tab/><text:tab/><text:span text:style-name="T4">135def891</text:span></text:p>
          <text:p text:style-name="P3">userRsId<text:tab/><text:tab/>10011</text:p>
          <text:p text:style-name="P3">AccessToken<text:tab/><text:tab/>1d2c3b4a</text:p>
          <text:p text:style-name="P3">AccessTokenExp<text:tab/>Jul 25, 2013 11:05:03 PM CD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39cm" svg:height="1.27cm" svg:x="17.51cm" svg:y="17.383cm">
          <text:p text:style-name="P3">objectClass<text:tab/><text:tab/>tenantRole</text:p>
          <text:p text:style-name="P3">clientId<text:tab/><text:tab/><text:tab/><text:span text:style-name="T4">135def891</text:span></text:p>
          <text:p text:style-name="P3">roleRsId<text:tab/><text:tab/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39cm" svg:height="1.651cm" svg:x="17.51cm" svg:y="18.78cm">
          <text:p text:style-name="P3">objectClass<text:tab/><text:tab/>tenantRole</text:p>
          <text:p text:style-name="P3">clientId<text:tab/><text:tab/><text:tab/><text:span text:style-name="T4">135def891</text:span></text:p>
          <text:p text:style-name="P3">roleRsId<text:tab/><text:tab/>3</text:p>
          <text:p text:style-name="P3">tenantRsId<text:tab/><text:tab/><text:span text:style-name="T4">123456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0.635cm" svg:x="7.096cm" svg:y="16.748cm">
          <text:p text:style-name="P2"><text:span text:style-name="T3">roleRsId = 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398cm" svg:y1="17.129cm" svg:x2="17.383cm" svg:y2="19.923cm">
          <text:p/>
        </draw:line>
        <draw:line draw:style-name="gr5" draw:text-style-name="P1" draw:layer="layout" svg:x1="10.398cm" svg:y1="16.367cm" svg:x2="17.383cm" svg:y2="18.145cm">
          <text:p/>
        </draw:line>
        <draw:line draw:style-name="gr5" draw:text-style-name="P1" draw:layer="layout" svg:x1="12.811cm" svg:y1="14.716cm" svg:x2="17.383cm" svg:y2="15.859cm">
          <text:p/>
        </draw:line>
        <draw:custom-shape draw:style-name="gr4" draw:text-style-name="P3" draw:layer="layout" svg:width="11.176cm" svg:height="9.017cm" svg:x="15.605cm" svg:y="5.826cm">
          <text:p text:style-name="P3">objectClass<text:tab/><text:tab/><text:tab/><text:tab/>rsPerson</text:p>
          <text:p text:style-name="P3">rsId<text:tab/><text:tab/><text:tab/><text:tab/><text:tab/>10011</text:p>
          <text:p text:style-name="P3">clearPassword<text:tab/><text:tab/><text:tab/>{Binary}</text:p>
          <text:p text:style-name="P3">enabled<text:tab/><text:tab/><text:tab/><text:tab/>True</text:p>
          <text:p text:style-name="P3">passwordSelfUpdated<text:tab/><text:tab/><text:tab/>False</text:p>
          <text:p text:style-name="P3">passwordUpdatedTimestamp<text:tab/><text:tab/>Mar 1, 2013 1:15:00 CDT</text:p>
          <text:p text:style-name="P3">rsApiKey<text:tab/><text:tab/><text:tab/><text:tab/>{Binary}</text:p>
          <text:p text:style-name="P4"><text:span text:style-name="T5">rsDisplayName</text:span><text:span text:style-name="T5"><text:tab/></text:span><text:span text:style-name="T5"><text:tab/></text:span><text:span text:style-name="T5"><text:tab/></text:span><text:span text:style-name="T5">{Binary}</text:span></text:p>
          <text:p><text:span text:style-name="T5">rsDomainId</text:span><text:span text:style-name="T5"><text:tab/></text:span><text:span text:style-name="T5"><text:tab/></text:span><text:span text:style-name="T5"><text:tab/></text:span><text:span text:style-name="T5"><text:tab/></text:span><text:span text:style-name="T5">1234567</text:span></text:p>
          <text:p><text:span text:style-name="T5">rsGroupId</text:span><text:span text:style-name="T5"><text:tab/></text:span><text:span text:style-name="T5"><text:tab/></text:span><text:span text:style-name="T5"><text:tab/></text:span><text:span text:style-name="T5"><text:tab/></text:span><text:span text:style-name="T5">1</text:span></text:p>
          <text:p><text:span text:style-name="T5">rsMai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Binary}</text:span></text:p>
          <text:p><text:span text:style-name="T3">rsMossoId</text:span><text:span text:style-name="T3"><text:tab/></text:span><text:span text:style-name="T3"><text:tab/></text:span><text:span text:style-name="T3"><text:tab/></text:span><text:span text:style-name="T3"><text:tab/></text:span><text:span text:style-name="T4">1234567</text:span></text:p>
          <text:p text:style-name="P3"><text:span text:style-name="T3">rsNastId</text:span><text:span text:style-name="T3"><text:tab/></text:span><text:span text:style-name="T3"><text:tab/></text:span><text:span text:style-name="T3"><text:tab/></text:span><text:span text:style-name="T3"><text:tab/></text:span><text:span text:style-name="T3">nast123456</text:span></text:p>
          <text:p text:style-name="P4"><text:span text:style-name="T5">rsRegion</text:span><text:tab/><text:tab/><text:tab/><text:tab/>ORD</text:p>
          <text:p text:style-name="P4">secretAnswer<text:tab/><text:tab/><text:tab/><text:tab/>{Binary}</text:p>
          <text:p text:style-name="P4">secretQuestion<text:tab/><text:tab/><text:tab/>{Binary}</text:p>
          <text:p text:style-name="P4"><text:span text:style-name="T5">uid</text:span><text:tab/><text:tab/><text:tab/><text:tab/><text:tab/>schemaUser</text:p>
          <text:p text:style-name="P4"><text:span text:style-name="T5">userPassword</text:span><text:tab/><text:tab/><text:tab/><text:tab/>SSHA512</text:p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366cm" svg:y1="13.192cm" svg:x2="15.351cm" svg:y2="8.493cm">
          <text:p/>
        </draw:line>
        <draw:line draw:style-name="gr7" draw:text-style-name="P1" draw:layer="layout" svg:x1="9.509cm" svg:y1="10.398cm" svg:x2="15.224cm" svg:y2="7.223cm">
          <text:p/>
        </draw:line>
      </draw:page>
      <draw:page draw:name="page4" draw:style-name="dp1" draw:master-page-name="Default">
        <draw:frame draw:style-name="gr1" draw:text-style-name="P8" draw:layer="layout" svg:width="23.678cm" svg:height="15.955cm" svg:x="1.508cm" svg:y="1.508cm">
          <draw:text-box>
            <text:p text:style-name="P4"><text:span text:style-name="T6">Applications</text:span></text:p>
            <text:list text:style-name="L1">
              <text:list-item>
                <text:p text:style-name="P5"><text:span text:style-name="T4">An application defines an available Service.</text:span></text:p>
              </text:list-item>
              <text:list-item>
                <text:p text:style-name="P5"><text:span text:style-name="T4">An application can contain Roles for a Service.</text:span></text:p>
              </text:list-item>
              <text:list-item>
                <text:p text:style-name="P5"><text:span text:style-name="T4">The openStackType attribute defines the type of Service</text:span></text:p>
              </text:list-item>
              <text:list-item>
                <text:p text:style-name="P5"><text:span text:style-name="T4">The “identity” application holds all Global Roles as well as identity roles. (To change in near future to separate identity roles)</text:span></text:p>
              </text:list-item>
            </text:list>
            <text:p text:style-name="P5"><text:span text:style-name="T4"/></text:p>
            <text:p text:style-name="P6"><text:span text:style-name="T7">Domains</text:span></text:p>
            <text:list text:continue-numbering="true" text:style-name="L1">
              <text:list-item>
                <text:p text:style-name="P5"><text:span text:style-name="T4">A Domain can have many Tenants. These become accessible endpoints to users when a user is a member of the Domain.</text:span></text:p>
              </text:list-item>
            </text:list>
            <text:p text:style-name="P5"><text:span text:style-name="T4"/></text:p>
            <text:p text:style-name="P7"><text:span text:style-name="T7">Groups</text:span></text:p>
            <text:list text:continue-numbering="true" text:style-name="L1">
              <text:list-item>
                <text:p text:style-name="P7"><text:span text:style-name="T4">A group defines limits used by other systems.</text:span></text:p>
              </text:list-item>
              <text:list-item>
                <text:p text:style-name="P7"><text:span text:style-name="T4">A group can be related to a User.</text:span></text:p>
              </text:list-item>
            </text:list>
            <text:p text:style-name="P7"><text:span text:style-name="T4"/></text:p>
            <text:p text:style-name="P7"><text:span text:style-name="T7">Regions</text:span></text:p>
            <text:list text:continue-numbering="true" text:style-name="L1">
              <text:list-item>
                <text:p text:style-name="P7"><text:span text:style-name="T4">A Region defines the region within a deployed Cloud. (Current clouds are US and UK)</text:span></text:p>
              </text:list-item>
              <text:list-item>
                <text:p text:style-name="P7"><text:span text:style-name="T4">A Cloud must only have one Default Region assigned at a time.</text:span></text:p>
              </text:list-item>
              <text:list-item>
                <text:p text:style-name="P7"><text:span text:style-name="T4">A region maps to the region for EndpointTemplates.</text:span></text:p>
              </text:list-item>
            </text:list>
            <text:p text:style-name="P7"><text:span text:style-name="T4"/></text:p>
            <text:p text:style-name="P7"><text:span text:style-name="T7">Tenants</text:span></text:p>
            <text:list text:continue-numbering="true" text:style-name="L1">
              <text:list-item>
                <text:p text:style-name="P5"><text:span text:style-name="T4">A Service Catalog consists of a list of EndpointTemplates with Tenants. EndpointTemplates are assigned to a Tenant, which then</text:span></text:p>
              </text:list-item>
              <text:list-item>
                <text:p text:style-name="P5"><text:span text:style-name="T4">exposes services that the Tenant can be interacted with.</text:span></text:p>
              </text:list-item>
            </text:list>
            <text:p text:style-name="P5"><text:span text:style-name="T4"/></text:p>
            <text:p text:style-name="P6"><text:span text:style-name="T7">Users</text:span></text:p>
            <text:list text:continue-numbering="true" text:style-name="L1">
              <text:list-item>
                <text:p text:style-name="P5"><text:span text:style-name="T4">A user can only be a member of a single Domain.</text:span></text:p>
              </text:list-item>
              <text:list-item>
                <text:p text:style-name="P5"><text:span text:style-name="T4">A user can have a single default region.</text:span></text:p>
              </text:list-item>
              <text:list-item>
                <text:p text:style-name="P5"><text:span text:style-name="T4">A user only has a single ApiKey.</text:span></text:p>
              </text:list-item>
              <text:list-item>
                <text:p text:style-name="P5"><text:span text:style-name="T4">A user can have multiple Groups</text:span></text:p>
              </text:list-item>
              <text:list-item>
                <text:p text:style-name="P5"><text:span text:style-name="T4">A UID is unique at the “Users” level.</text:span></text:p>
              </text:list-item>
              <text:list-item>
                <text:p text:style-name="P5"><text:span text:style-name="T4">A user can be assigned multiple Roles.</text:span></text:p>
              </text:list-item>
              <text:list-item>
                <text:p text:style-name="P5"><text:span text:style-name="T4">A users Service Catalog is managed by Roles containing a Tenant.</text:span></text:p>
              </text:list-item>
              <text:list-item>
                <text:p text:style-name="P5"><text:span text:style-name="T4">A user can have multiple tokens at any given time.</text:span></text:p>
              </text:list-item>
              <text:list-item>
                <text:p text:style-name="P5"><text:span text:style-name="T4">An impersonated token lives under the individual doing impersonation. (To change after migration)</text:span></text:p>
              </text:list-item>
              <text:list-item>
                <text:p text:style-name="P5"><text:span text:style-name="T4">A user has accessible endpoints when the Domain has additional Tenants even though the user doesn't have a role on the Tenant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2T14:06:46</meta:creation-date>
    <dc:date>2013-04-04T15:04:08</dc:date>
    <meta:editing-duration>P2DT40M42S</meta:editing-duration>
    <meta:editing-cycles>39</meta:editing-cycles>
    <meta:generator>LibreOffice/4.0.0.3$MacOSX_x86 LibreOffice_project/53fd80e80f44edd735c18dbc5b6cde811e0a15c</meta:generator>
    <meta:document-statistic meta:object-count="81"/>
  </office:meta>
</office:document-meta>
</file>